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3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af1ea" officeooo:paragraph-rsid="000af1e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f1ea" officeooo:paragraph-rsid="000af1e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f1ea" officeooo:paragraph-rsid="000af1e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dde2" officeooo:paragraph-rsid="0011dde2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61651"/>
    </style:style>
    <style:style style:name="P7" style:family="paragraph" style:parent-style-name="Table_20_Contents">
      <style:paragraph-properties fo:text-align="center" style:justify-single-word="false"/>
      <style:text-properties officeooo:rsid="00228fc2" officeooo:paragraph-rsid="00228fc2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2c9b0c" officeooo:paragraph-rsid="002c9b0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f1ea" officeooo:paragraph-rsid="000af1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1dde2" officeooo:paragraph-rsid="0011dde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1dde2" officeooo:paragraph-rsid="0011dde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31ca99" officeooo:paragraph-rsid="0031ca9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19f22" officeooo:paragraph-rsid="00319f22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31ca9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31ca99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/>
    </style:style>
    <style:style style:name="T3" style:family="text">
      <style:text-properties officeooo:rsid="0031ca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avascript Level 1</text:span> </text:p>
      <text:p text:style-name="P1"/>
      <text:p text:style-name="P2">What is javascript ?</text:p>
      <text:p text:style-name="P3"/>
      <text:p text:style-name="P10">JavaScript is a prototype-based, multi-paradigm, single-threaded, dynamic language, supporting object-oriented, imperative, and declarative (e.g. functional programming) styles.</text:p>
      <text:p text:style-name="P10"/>
      <text:p text:style-name="P12">How to include javascript in html file ?</text:p>
      <text:p text:style-name="P12"/>
      <text:p text:style-name="P4"><text:a xlink:type="simple" xlink:href="https://flaviocopes.com/javascript-async-defer/" text:style-name="Internet_20_link" text:visited-style-name="Visited_20_Internet_20_Link"><text:span text:style-name="T2">https://flaviocopes.com/javascript-async-defer/</text:span></text:a></text:p>
      <text:p text:style-name="P11"/>
      <text:p text:style-name="P12">Data types in javascript.-- [including how to make objects]</text:p>
      <text:p text:style-name="P12"/>
      <text:p text:style-name="P11">What are the data types allowed in javascript ?</text:p>
      <text:p text:style-name="P11"/>
      <table:table table:name="Table1" table:style-name="Table1">
        <table:table-column table:style-name="Table1.A"/>
        <table:table-column table:style-name="Table1.B"/>
        <table:table-row table:style-name="TableLine94209850513424">
          <table:table-cell table:style-name="Table1.A1" office:value-type="string">
            <text:p text:style-name="P8">Type</text:p>
          </table:table-cell>
          <table:table-cell table:style-name="Table1.B1" office:value-type="string">
            <text:p text:style-name="P8">typeof return value</text:p>
          </table:table-cell>
        </table:table-row>
        <table:table-row table:style-name="TableLine94209850578176">
          <table:table-cell table:style-name="Table1.A2" office:value-type="string">
            <text:p text:style-name="P7">Null</text:p>
          </table:table-cell>
          <table:table-cell table:style-name="Table1.B2" office:value-type="string">
            <text:p text:style-name="P5">"object"</text:p>
          </table:table-cell>
        </table:table-row>
        <table:table-row table:style-name="TableLine94209850579488">
          <table:table-cell table:style-name="Table1.A2" office:value-type="string">
            <text:p text:style-name="P5">Undefined</text:p>
          </table:table-cell>
          <table:table-cell table:style-name="Table1.B2" office:value-type="string">
            <text:p text:style-name="P5"><text:s/>"undefined"</text:p>
          </table:table-cell>
        </table:table-row>
        <table:table-row table:style-name="TableLine94209850580128">
          <table:table-cell table:style-name="Table1.A2" office:value-type="string">
            <text:p text:style-name="P5">Boolean</text:p>
          </table:table-cell>
          <table:table-cell table:style-name="Table1.B2" office:value-type="string">
            <text:p text:style-name="P5"><text:s/>"boolean"</text:p>
          </table:table-cell>
        </table:table-row>
        <table:table-row table:style-name="TableLine94209850580928">
          <table:table-cell table:style-name="Table1.A2" office:value-type="string">
            <text:p text:style-name="P5">Number</text:p>
          </table:table-cell>
          <table:table-cell table:style-name="Table1.B2" office:value-type="string">
            <text:p text:style-name="P5"><text:s/>"number"</text:p>
          </table:table-cell>
        </table:table-row>
        <table:table-row table:style-name="TableLine94209850581728">
          <table:table-cell table:style-name="Table1.A2" office:value-type="string">
            <text:p text:style-name="P6">BigInt</text:p>
          </table:table-cell>
          <table:table-cell table:style-name="Table1.B2" office:value-type="string">
            <text:p text:style-name="P6">"bigint"</text:p>
          </table:table-cell>
        </table:table-row>
        <table:table-row table:style-name="TableLine94209850582480">
          <table:table-cell table:style-name="Table1.A2" office:value-type="string">
            <text:p text:style-name="P5">String</text:p>
          </table:table-cell>
          <table:table-cell table:style-name="Table1.B2" office:value-type="string">
            <text:p text:style-name="P5">"string"</text:p>
          </table:table-cell>
        </table:table-row>
        <table:table-row table:style-name="TableLine94209850583280">
          <table:table-cell table:style-name="Table1.A2" office:value-type="string">
            <text:p text:style-name="P5">Symbol</text:p>
          </table:table-cell>
          <table:table-cell table:style-name="Table1.B2" office:value-type="string">
            <text:p text:style-name="P6"><text:s/>"symbol"</text:p>
          </table:table-cell>
        </table:table-row>
      </table:table>
      <text:p text:style-name="P11"/>
      <text:p text:style-name="P12"><text:span text:style-name="T3">O</text:span>perators in javascript.</text:p>
      <text:p text:style-name="P12"/>
      <table:table table:name="Table2" table:style-name="Table2">
        <table:table-column table:style-name="Table2.A"/>
        <table:table-column table:style-name="Table2.B"/>
        <table:table-row table:style-name="TableLine94209875628800">
          <table:table-cell table:style-name="Table2.A1" office:value-type="string">
            <text:p text:style-name="P8">Operator <text:span text:style-name="T3">Sign</text:span></text:p>
          </table:table-cell>
          <table:table-cell table:style-name="Table2.B1" office:value-type="string">
            <text:p text:style-name="P8">Description</text:p>
          </table:table-cell>
        </table:table-row>
        <table:table-row table:style-name="TableLine94209850585920">
          <table:table-cell table:style-name="Table2.A2" office:value-type="string">
            <text:p text:style-name="P9">+</text:p>
          </table:table-cell>
          <table:table-cell table:style-name="Table2.B2" office:value-type="string">
            <text:p text:style-name="P5">Addition</text:p>
          </table:table-cell>
        </table:table-row>
        <table:table-row table:style-name="TableLine94209875913536">
          <table:table-cell table:style-name="Table2.A2" office:value-type="string">
            <text:p text:style-name="P5">-</text:p>
          </table:table-cell>
          <table:table-cell table:style-name="Table2.B2" office:value-type="string">
            <text:p text:style-name="P5">Subtraction</text:p>
          </table:table-cell>
        </table:table-row>
        <table:table-row table:style-name="TableLine94209875282160">
          <table:table-cell table:style-name="Table2.A2" office:value-type="string">
            <text:p text:style-name="P5">*</text:p>
          </table:table-cell>
          <table:table-cell table:style-name="Table2.B2" office:value-type="string">
            <text:p text:style-name="P5">Multiplication</text:p>
          </table:table-cell>
        </table:table-row>
        <table:table-row table:style-name="TableLine94209874421760">
          <table:table-cell table:style-name="Table2.A2" office:value-type="string">
            <text:p text:style-name="P5">**</text:p>
          </table:table-cell>
          <table:table-cell table:style-name="Table2.B2" office:value-type="string">
            <text:p text:style-name="P5">Exponentiation (ES2016)</text:p>
          </table:table-cell>
        </table:table-row>
        <table:table-row table:style-name="TableLine94209800677280">
          <table:table-cell table:style-name="Table2.A2" office:value-type="string">
            <text:p text:style-name="P5">/</text:p>
          </table:table-cell>
          <table:table-cell table:style-name="Table2.B2" office:value-type="string">
            <text:p text:style-name="P5">Division</text:p>
          </table:table-cell>
        </table:table-row>
        <table:table-row table:style-name="TableLine94209800677280">
          <table:table-cell table:style-name="Table2.A2" office:value-type="string">
            <text:p text:style-name="P15">%</text:p>
          </table:table-cell>
          <table:table-cell table:style-name="Table2.B2" office:value-type="string">
            <text:p text:style-name="P5"><text:s text:c="2"/>Modulus (Division Remainder)</text:p>
          </table:table-cell>
        </table:table-row>
        <table:table-row table:style-name="TableLine94209800677280">
          <table:table-cell table:style-name="Table2.A2" office:value-type="string">
            <text:p text:style-name="P15">++</text:p>
          </table:table-cell>
          <table:table-cell table:style-name="Table2.B2" office:value-type="string">
            <text:p text:style-name="P5">Increment</text:p>
          </table:table-cell>
        </table:table-row>
        <table:table-row table:style-name="Table2.9">
          <table:table-cell table:style-name="Table2.A2" office:value-type="string">
            <text:p text:style-name="P15">--</text:p>
          </table:table-cell>
          <table:table-cell table:style-name="Table2.B2" office:value-type="string">
            <text:p text:style-name="P5">Decrement</text:p>
          </table:table-cell>
        </table:table-row>
      </table:table>
      <text:p text:style-name="P12"/>
      <text:p text:style-name="P13">Comparison Operators In Javascript</text:p>
      <text:p text:style-name="P13"/>
      <table:table table:name="Table3" table:style-name="Table3">
        <table:table-column table:style-name="Table3.A" table:number-columns-repeated="2"/>
        <table:table-row table:style-name="TableLine94209875532144">
          <table:table-cell table:style-name="Table3.A1" office:value-type="string">
            <text:p text:style-name="P16">Operator <text:span text:style-name="T3">Sign</text:span></text:p>
          </table:table-cell>
          <table:table-cell table:style-name="Table3.B1" office:value-type="string">
            <text:p text:style-name="P16">Description</text:p>
          </table:table-cell>
        </table:table-row>
        <table:table-row table:style-name="TableLine94209875532144"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18"/>
          </table:table-cell>
        </table:table-row>
        <table:table-row table:style-name="TableLine94209875532144"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 table:style-name="TableLine94209875532144"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09:16.899331096</meta:creation-date>
    <dc:date>2024-02-08T19:05:05.659920052</dc:date>
    <meta:editing-duration>PT1H27M1S</meta:editing-duration>
    <meta:editing-cycles>12</meta:editing-cycles>
    <meta:generator>LibreOffice/6.4.7.2$Linux_X86_64 LibreOffice_project/40$Build-2</meta:generator>
    <meta:document-statistic meta:table-count="3" meta:image-count="0" meta:object-count="0" meta:page-count="1" meta:paragraph-count="45" meta:word-count="101" meta:character-count="769" meta:non-whitespace-character-count="706"/>
  </office:meta>
</office:document-meta>
</file>